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ReadMe</text:span><text:span text:style-name="T1_2">.</text:span><text:span text:style-name="T1_3">txt</text:span></text:p>
      <text:p text:style-name="P2"/>
      <text:p text:style-name="P3"><text:span text:style-name="T3_1">Support</text:span><text:span text:style-name="T3_2"><text:s/></text:span><text:span text:style-name="T3_3">for</text:span><text:span text:style-name="T3_4"><text:s/></text:span><text:span text:style-name="T3_5">DFRobotics</text:span><text:span text:style-name="T3_6"><text:s/></text:span><text:span text:style-name="T3_7">LCD</text:span><text:span text:style-name="T3_8"><text:s/></text:span><text:span text:style-name="T3_9">Keypad</text:span><text:span text:style-name="T3_10"><text:s/></text:span><text:span text:style-name="T3_11">Shield</text:span><text:span text:style-name="T3_12"><text:s/></text:span><text:span text:style-name="T3_13">V</text:span><text:span text:style-name="T3_14">1.0</text:span></text:p>
      <text:p text:style-name="P4"><text:span text:style-name="T4_1">Author</text:span><text:span text:style-name="T4_2">:<text:s/></text:span><text:span text:style-name="T4_3">Paul</text:span><text:span text:style-name="T4_4"><text:s/></text:span><text:span text:style-name="T4_5">R</text:span><text:span text:style-name="T4_6">.<text:s/></text:span><text:span text:style-name="T4_7">Nelson</text:span><text:span text:style-name="T4_8"><text:s/></text:span><text:span text:style-name="T4_9">III</text:span></text:p>
      <text:p text:style-name="P5"><text:span text:style-name="T5_1">Version</text:span><text:span text:style-name="T5_2">:<text:s/>1.0</text:span></text:p>
      <text:p text:style-name="P6"><text:span text:style-name="T6_1">License</text:span><text:span text:style-name="T6_2">:<text:s/></text:span><text:span text:style-name="T6_3">BSD</text:span><text:span text:style-name="T6_4"><text:s/>2-</text:span><text:span text:style-name="T6_5">clause</text:span></text:p>
      <text:p text:style-name="P7"/>
      <text:p text:style-name="P8"><text:span text:style-name="T8_1">None</text:span><text:span text:style-name="T8_2"><text:s/></text:span><text:span text:style-name="T8_3">of</text:span><text:span text:style-name="T8_4"><text:s/></text:span><text:span text:style-name="T8_5">the</text:span><text:span text:style-name="T8_6"><text:s/></text:span><text:span text:style-name="T8_7">sample</text:span><text:span text:style-name="T8_8"><text:s/></text:span><text:span text:style-name="T8_9">code</text:span><text:span text:style-name="T8_10"><text:s/></text:span><text:span text:style-name="T8_11">I</text:span><text:span text:style-name="T8_12"><text:s/></text:span><text:span text:style-name="T8_13">found</text:span><text:span text:style-name="T8_14"><text:s/></text:span><text:span text:style-name="T8_15">exercised</text:span><text:span text:style-name="T8_16"><text:s/></text:span><text:span text:style-name="T8_17">the</text:span><text:span text:style-name="T8_18"><text:s/></text:span><text:span text:style-name="T8_19">display</text:span><text:span text:style-name="T8_20"><text:s/></text:span><text:span text:style-name="T8_21">the</text:span><text:span text:style-name="T8_22"><text:s/></text:span><text:span text:style-name="T8_23">way</text:span><text:span text:style-name="T8_24"><text:s/></text:span><text:span text:style-name="T8_25">I</text:span><text:span text:style-name="T8_26"><text:s/></text:span></text:p>
      <text:p text:style-name="P9"><text:span text:style-name="T9_1">wanted</text:span><text:span text:style-name="T9_2">.<text:s text:c="2"/></text:span><text:span text:style-name="T9_3">I</text:span><text:span text:style-name="T9_4"><text:s/></text:span><text:span text:style-name="T9_5">have</text:span><text:span text:style-name="T9_6"><text:s/></text:span><text:span text:style-name="T9_7">added</text:span><text:span text:style-name="T9_8"><text:s/></text:span><text:span text:style-name="T9_9">backlight</text:span><text:span text:style-name="T9_10"><text:s/></text:span><text:span text:style-name="T9_11">control</text:span><text:span text:style-name="T9_12">,<text:s/></text:span><text:span text:style-name="T9_13">and</text:span><text:span text:style-name="T9_14"><text:s/></text:span><text:span text:style-name="T9_15">event</text:span><text:span text:style-name="T9_16"><text:s/></text:span><text:span text:style-name="T9_17">driven</text:span><text:span text:style-name="T9_18"><text:s/></text:span><text:span text:style-name="T9_19">callbacks</text:span><text:span text:style-name="T9_20"><text:s/></text:span><text:span text:style-name="T9_21">on</text:span></text:p>
      <text:p text:style-name="P10"><text:span text:style-name="T10_1">button</text:span><text:span text:style-name="T10_2"><text:s/></text:span><text:span text:style-name="T10_3">presses</text:span><text:span text:style-name="T10_4">.<text:s text:c="2"/></text:span><text:span text:style-name="T10_5">The</text:span><text:span text:style-name="T10_6"><text:s/></text:span><text:span text:style-name="T10_7">user</text:span><text:span text:style-name="T10_8"><text:s/></text:span><text:span text:style-name="T10_9">program</text:span><text:span text:style-name="T10_10"><text:s/></text:span><text:span text:style-name="T10_11">callback</text:span><text:span text:style-name="T10_12"><text:s/></text:span><text:span text:style-name="T10_13">functions</text:span><text:span text:style-name="T10_14"><text:s/></text:span><text:span text:style-name="T10_15">are</text:span><text:span text:style-name="T10_16"><text:s/></text:span><text:span text:style-name="T10_17">triggered</text:span></text:p>
      <text:p text:style-name="P11"><text:span text:style-name="T11_1">when</text:span><text:span text:style-name="T11_2"><text:s/></text:span><text:span text:style-name="T11_3">a</text:span><text:span text:style-name="T11_4"><text:s/></text:span><text:span text:style-name="T11_5">button</text:span><text:span text:style-name="T11_6"><text:s/></text:span><text:span text:style-name="T11_7">is</text:span><text:span text:style-name="T11_8"><text:s/></text:span><text:span text:style-name="T11_9">pressed</text:span><text:span text:style-name="T11_10">,<text:s/></text:span><text:span text:style-name="T11_11">released</text:span><text:span text:style-name="T11_12"><text:s/></text:span><text:span text:style-name="T11_13">or</text:span><text:span text:style-name="T11_14"><text:s/></text:span><text:span text:style-name="T11_15">held</text:span><text:span text:style-name="T11_16"><text:s/></text:span><text:span text:style-name="T11_17">for</text:span><text:span text:style-name="T11_18"><text:s/></text:span><text:span text:style-name="T11_19">longer</text:span><text:span text:style-name="T11_20"><text:s/></text:span><text:span text:style-name="T11_21">than</text:span><text:span text:style-name="T11_22"><text:s/></text:span><text:span text:style-name="T11_23">a</text:span><text:span text:style-name="T11_24"><text:s/></text:span><text:span text:style-name="T11_25">settable</text:span></text:p>
      <text:p text:style-name="P12"><text:span text:style-name="T12_1">interval</text:span><text:span text:style-name="T12_2">.<text:s text:c="2"/></text:span><text:span text:style-name="T12_3">The</text:span><text:span text:style-name="T12_4"><text:s/></text:span><text:span text:style-name="T12_5">update</text:span><text:span text:style-name="T12_6"><text:s/></text:span><text:span text:style-name="T12_7">handlers</text:span><text:span text:style-name="T12_8"><text:s/></text:span><text:span text:style-name="T12_9">can</text:span><text:span text:style-name="T12_10"><text:s/></text:span><text:span text:style-name="T12_11">be</text:span><text:span text:style-name="T12_12"><text:s/></text:span><text:span text:style-name="T12_13">changed</text:span><text:span text:style-name="T12_14"><text:s/></text:span><text:span text:style-name="T12_15">at</text:span><text:span text:style-name="T12_16"><text:s/></text:span><text:span text:style-name="T12_17">run</text:span><text:span text:style-name="T12_18"><text:s/></text:span><text:span text:style-name="T12_19">time</text:span><text:span text:style-name="T12_20">,<text:s/></text:span><text:span text:style-name="T12_21">which</text:span><text:span text:style-name="T12_22"><text:s/></text:span><text:span text:style-name="T12_23">is</text:span></text:p>
      <text:p text:style-name="P13"><text:span text:style-name="T13_1">how</text:span><text:span text:style-name="T13_2"><text:s/></text:span><text:span text:style-name="T13_3">the</text:span><text:span text:style-name="T13_4"><text:s/></text:span><text:span text:style-name="T13_5">demo</text:span><text:span text:style-name="T13_6"><text:s/></text:span><text:span text:style-name="T13_7">program</text:span><text:span text:style-name="T13_8"><text:s/></text:span><text:span text:style-name="T13_9">changes</text:span><text:span text:style-name="T13_10"><text:s/></text:span><text:span text:style-name="T13_11">modes</text:span><text:span text:style-name="T13_12"><text:s/></text:span><text:span text:style-name="T13_13">on</text:span><text:span text:style-name="T13_14"><text:s/></text:span><text:span text:style-name="T13_15">the</text:span><text:span text:style-name="T13_16"><text:s/></text:span><text:span text:style-name="T13_17">select</text:span><text:span text:style-name="T13_18"><text:s/></text:span><text:span text:style-name="T13_19">button</text:span><text:span text:style-name="T13_20">.<text:s text:c="2"/></text:span><text:span text:style-name="T13_21">Would</text:span><text:span text:style-name="T13_22"><text:s/></text:span><text:span text:style-name="T13_23">be</text:span></text:p>
      <text:p text:style-name="P14"><text:span text:style-name="T14_1">good</text:span><text:span text:style-name="T14_2"><text:s/></text:span><text:span text:style-name="T14_3">for</text:span><text:span text:style-name="T14_4"><text:s/></text:span><text:span text:style-name="T14_5">different</text:span><text:span text:style-name="T14_6"><text:s/></text:span><text:span text:style-name="T14_7">menus</text:span><text:span text:style-name="T14_8">.</text:span></text:p>
      <text:p text:style-name="P15"/>
      <text:p text:style-name="P16"><text:span text:style-name="T16_1">Significant</text:span><text:span text:style-name="T16_2"><text:s/></text:span><text:span text:style-name="T16_3">optimization</text:span><text:span text:style-name="T16_4"><text:s/></text:span><text:span text:style-name="T16_5">has</text:span><text:span text:style-name="T16_6"><text:s/></text:span><text:span text:style-name="T16_7">been</text:span><text:span text:style-name="T16_8"><text:s/></text:span><text:span text:style-name="T16_9">done</text:span><text:span text:style-name="T16_10"><text:s/></text:span><text:span text:style-name="T16_11">to</text:span><text:span text:style-name="T16_12"><text:s/></text:span><text:span text:style-name="T16_13">squeeze</text:span><text:span text:style-name="T16_14"><text:s/></text:span><text:span text:style-name="T16_15">out</text:span><text:span text:style-name="T16_16"><text:s/></text:span><text:span text:style-name="T16_17">as</text:span><text:span text:style-name="T16_18"><text:s/></text:span><text:span text:style-name="T16_19">many</text:span><text:span text:style-name="T16_20"><text:s/></text:span><text:span text:style-name="T16_21">bytes</text:span><text:span text:style-name="T16_22"><text:s/></text:span><text:span text:style-name="T16_23">as</text:span></text:p>
      <text:p text:style-name="P17"><text:span text:style-name="T17_1">I</text:span><text:span text:style-name="T17_2"><text:s/></text:span><text:span text:style-name="T17_3">could</text:span><text:span text:style-name="T17_4"><text:s/></text:span><text:span text:style-name="T17_5">find</text:span><text:span text:style-name="T17_6">,<text:s/></text:span><text:span text:style-name="T17_7">to</text:span><text:span text:style-name="T17_8"><text:s/></text:span><text:span text:style-name="T17_9">make</text:span><text:span text:style-name="T17_10"><text:s/></text:span><text:span text:style-name="T17_11">the</text:span><text:span text:style-name="T17_12"><text:s/></text:span><text:span text:style-name="T17_13">library</text:span><text:span text:style-name="T17_14"><text:s/></text:span><text:span text:style-name="T17_15">as</text:span><text:span text:style-name="T17_16"><text:s/></text:span><text:span text:style-name="T17_17">low</text:span><text:span text:style-name="T17_18"><text:s/></text:span><text:span text:style-name="T17_19">overhead</text:span><text:span text:style-name="T17_20"><text:s/></text:span><text:span text:style-name="T17_21">as</text:span><text:span text:style-name="T17_22"><text:s/></text:span><text:span text:style-name="T17_23">possible</text:span><text:span text:style-name="T17_24">.<text:s text:c="2"/></text:span><text:span text:style-name="T17_25">In</text:span><text:span text:style-name="T17_26"><text:s/></text:span><text:span text:style-name="T17_27">the</text:span></text:p>
      <text:p text:style-name="P18"><text:span text:style-name="T18_1">case</text:span><text:span text:style-name="T18_2"><text:s/></text:span><text:span text:style-name="T18_3">of</text:span><text:span text:style-name="T18_4"><text:s/></text:span><text:span text:style-name="T18_5">mapping</text:span><text:span text:style-name="T18_6"><text:s/></text:span><text:span text:style-name="T18_7">analog</text:span><text:span text:style-name="T18_8"><text:s/></text:span><text:span text:style-name="T18_9">key</text:span><text:span text:style-name="T18_10"><text:s/></text:span><text:span text:style-name="T18_11">value</text:span><text:span text:style-name="T18_12"><text:s/></text:span><text:span text:style-name="T18_13">to</text:span><text:span text:style-name="T18_14"><text:s/></text:span><text:span text:style-name="T18_15">key</text:span><text:span text:style-name="T18_16"><text:s/></text:span><text:span text:style-name="T18_17">press</text:span><text:span text:style-name="T18_18"><text:s/></text:span><text:span text:style-name="T18_19">enumeration</text:span><text:span text:style-name="T18_20">,<text:s/></text:span><text:span text:style-name="T18_21">it</text:span></text:p>
      <text:p text:style-name="P19"><text:span text:style-name="T19_1">significantly</text:span><text:span text:style-name="T19_2"><text:s/></text:span><text:span text:style-name="T19_3">impacts</text:span><text:span text:style-name="T19_4"><text:s/></text:span><text:span text:style-name="T19_5">code</text:span><text:span text:style-name="T19_6"><text:s/></text:span><text:span text:style-name="T19_7">clarity</text:span><text:span text:style-name="T19_8">.<text:s text:c="2"/></text:span><text:span text:style-name="T19_9">To</text:span><text:span text:style-name="T19_10"><text:s/></text:span><text:span text:style-name="T19_11">squeeze</text:span><text:span text:style-name="T19_12"><text:s/></text:span><text:span text:style-name="T19_13">an</text:span><text:span text:style-name="T19_14"><text:s/></text:span><text:span text:style-name="T19_15">additional</text:span><text:span text:style-name="T19_16"><text:s/>70<text:s/></text:span><text:span text:style-name="T19_17">bytes</text:span></text:p>
      <text:p text:style-name="P20"><text:span text:style-name="T20_1">out</text:span><text:span text:style-name="T20_2"><text:s/></text:span><text:span text:style-name="T20_3">of</text:span><text:span text:style-name="T20_4"><text:s/></text:span><text:span text:style-name="T20_5">the</text:span><text:span text:style-name="T20_6"><text:s/></text:span><text:span text:style-name="T20_7">code</text:span><text:span text:style-name="T20_8">,<text:s/></text:span><text:span text:style-name="T20_9">the</text:span><text:span text:style-name="T20_10"><text:s/></text:span><text:span text:style-name="T20_11">following</text:span><text:span text:style-name="T20_12"><text:s/></text:span><text:span text:style-name="T20_13">if</text:span><text:span text:style-name="T20_14">/</text:span><text:span text:style-name="T20_15">then</text:span><text:span text:style-name="T20_16">/</text:span><text:span text:style-name="T20_17">else</text:span><text:span text:style-name="T20_18"><text:s/></text:span><text:span text:style-name="T20_19">code</text:span><text:span text:style-name="T20_20"><text:s/></text:span><text:span text:style-name="T20_21">was</text:span><text:span text:style-name="T20_22"><text:s/></text:span><text:span text:style-name="T20_23">replaced</text:span><text:span text:style-name="T20_24"><text:s/></text:span><text:span text:style-name="T20_25">with</text:span><text:span text:style-name="T20_26"><text:s/></text:span><text:span text:style-name="T20_27">an</text:span></text:p>
      <text:p text:style-name="P21"><text:span text:style-name="T21_1">equation</text:span><text:span text:style-name="T21_2">.</text:span></text:p>
      <text:p text:style-name="P22"/>
      <text:p text:style-name="P23"><text:span text:style-name="T23_1">//<text:s/></text:span><text:span text:style-name="T23_2">Values</text:span><text:span text:style-name="T23_3"><text:s/></text:span><text:span text:style-name="T23_4">are</text:span><text:span text:style-name="T23_5"><text:s/></text:span><text:span text:style-name="T23_6">midpoints</text:span><text:span text:style-name="T23_7"><text:s/></text:span><text:span text:style-name="T23_8">between</text:span><text:span text:style-name="T23_9"><text:s/></text:span><text:span text:style-name="T23_10">analog</text:span><text:span text:style-name="T23_11"><text:s/></text:span><text:span text:style-name="T23_12">value</text:span><text:span text:style-name="T23_13"><text:s/></text:span><text:span text:style-name="T23_14">of</text:span><text:span text:style-name="T23_15"><text:s/></text:span><text:span text:style-name="T23_16">key</text:span><text:span text:style-name="T23_17"><text:s/></text:span><text:span text:style-name="T23_18">press</text:span><text:span text:style-name="T23_19">.</text:span></text:p>
      <text:p text:style-name="P24"><text:span text:style-name="T24_1">#</text:span><text:span text:style-name="T24_2">define</text:span><text:span text:style-name="T24_3"><text:s/></text:span><text:span text:style-name="T24_4">ISRIGHT</text:span><text:span text:style-name="T24_5">(</text:span><text:span text:style-name="T24_6">value</text:span><text:span text:style-name="T24_7">)<text:s text:c="2"/>(</text:span><text:span text:style-name="T24_8">value</text:span><text:span text:style-name="T24_9"><text:s/>&lt;<text:s text:c="3"/>77)</text:span></text:p>
      <text:p text:style-name="P25"><text:span text:style-name="T25_1">#</text:span><text:span text:style-name="T25_2">define</text:span><text:span text:style-name="T25_3"><text:s/></text:span><text:span text:style-name="T25_4">ISUP</text:span><text:span text:style-name="T25_5">(</text:span><text:span text:style-name="T25_6">value</text:span><text:span text:style-name="T25_7">)<text:s text:c="5"/>(</text:span><text:span text:style-name="T25_8">value</text:span><text:span text:style-name="T25_9"><text:s/>&gt;=<text:s text:c="2"/>78<text:s/>&amp;&amp;<text:s/></text:span><text:span text:style-name="T25_10">value</text:span><text:span text:style-name="T25_11"><text:s/>&lt;<text:s/>236)</text:span></text:p>
      <text:p text:style-name="P26"><text:span text:style-name="T26_1">#</text:span><text:span text:style-name="T26_2">define</text:span><text:span text:style-name="T26_3"><text:s/></text:span><text:span text:style-name="T26_4">ISDOWN</text:span><text:span text:style-name="T26_5">(</text:span><text:span text:style-name="T26_6">value</text:span><text:span text:style-name="T26_7">)<text:s text:c="3"/>(</text:span><text:span text:style-name="T26_8">value</text:span><text:span text:style-name="T26_9"><text:s/>&gt;=<text:s/>236<text:s/>&amp;&amp;<text:s/></text:span><text:span text:style-name="T26_10">value</text:span><text:span text:style-name="T26_11"><text:s/>&lt;<text:s/>441)</text:span></text:p>
      <text:p text:style-name="P27"><text:span text:style-name="T27_1">#</text:span><text:span text:style-name="T27_2">define</text:span><text:span text:style-name="T27_3"><text:s/></text:span><text:span text:style-name="T27_4">ISLEFT</text:span><text:span text:style-name="T27_5">(</text:span><text:span text:style-name="T27_6">value</text:span><text:span text:style-name="T27_7">)<text:s text:c="3"/>(</text:span><text:span text:style-name="T27_8">value</text:span><text:span text:style-name="T27_9"><text:s/>&gt;=<text:s/>441<text:s/>&amp;&amp;<text:s/></text:span><text:span text:style-name="T27_10">value</text:span><text:span text:style-name="T27_11"><text:s/>&lt;<text:s/>622)</text:span></text:p>
      <text:p text:style-name="P28"><text:span text:style-name="T28_1">#</text:span><text:span text:style-name="T28_2">define</text:span><text:span text:style-name="T28_3"><text:s/></text:span><text:span text:style-name="T28_4">ISSEL</text:span><text:span text:style-name="T28_5">(</text:span><text:span text:style-name="T28_6">value</text:span><text:span text:style-name="T28_7">)<text:s text:c="4"/>(</text:span><text:span text:style-name="T28_8">value</text:span><text:span text:style-name="T28_9"><text:s/>&gt;=<text:s/>622<text:s/>&amp;&amp;<text:s/></text:span><text:span text:style-name="T28_10">value</text:span><text:span text:style-name="T28_11"><text:s/>&lt;<text:s/>887)</text:span></text:p>
      <text:p text:style-name="P29"/>
      <text:p text:style-name="P30"><text:span text:style-name="T30_1">::</text:span><text:span text:style-name="T30_2">update</text:span><text:span text:style-name="T30_3">()<text:s/>{</text:span></text:p>
      <text:p text:style-name="P31"><text:span text:style-name="T31_1"><text:tab/></text:span><text:span text:style-name="T31_2">int</text:span><text:span text:style-name="T31_3"><text:s/></text:span><text:span text:style-name="T31_4">value</text:span><text:span text:style-name="T31_5"><text:s/>=<text:s/></text:span><text:span text:style-name="T31_6">analogRead</text:span><text:span text:style-name="T31_7">(</text:span><text:span text:style-name="T31_8">cKeyPin</text:span><text:span text:style-name="T31_9">);</text:span></text:p>
      <text:p text:style-name="P32"><text:span text:style-name="T32_1"><text:tab/></text:span><text:span text:style-name="T32_2">eDFRKey</text:span><text:span text:style-name="T32_3"><text:s/></text:span><text:span text:style-name="T32_4">keyRead</text:span><text:span text:style-name="T32_5"><text:s/>=<text:s/></text:span><text:span text:style-name="T32_6">eNone</text:span><text:span text:style-name="T32_7">;</text:span></text:p>
      <text:p text:style-name="P33"><text:span text:style-name="T33_1"><text:tab/></text:span><text:span text:style-name="T33_2">if</text:span><text:span text:style-name="T33_3"><text:s/>(<text:s text:c="5"/></text:span><text:span text:style-name="T33_4">ISRIGHT</text:span><text:span text:style-name="T33_5">(</text:span><text:span text:style-name="T33_6">value</text:span><text:span text:style-name="T33_7">)<text:s/>)<text:s/></text:span><text:span text:style-name="T33_8">keyRead</text:span><text:span text:style-name="T33_9"><text:s/>=<text:s/></text:span><text:span text:style-name="T33_10">eRight</text:span><text:span text:style-name="T33_11">;</text:span></text:p>
      <text:p text:style-name="P34"><text:span text:style-name="T34_1"><text:tab/></text:span><text:span text:style-name="T34_2">else</text:span><text:span text:style-name="T34_3"><text:s/></text:span><text:span text:style-name="T34_4">if</text:span><text:span text:style-name="T34_5"><text:s/>(<text:s/></text:span><text:span text:style-name="T34_6">ISLEFT</text:span><text:span text:style-name="T34_7">(</text:span><text:span text:style-name="T34_8">value</text:span><text:span text:style-name="T34_9">)<text:s/>)<text:s/></text:span><text:span text:style-name="T34_10">keyRead</text:span><text:span text:style-name="T34_11"><text:s/>=<text:s/></text:span><text:span text:style-name="T34_12">eLeft</text:span><text:span text:style-name="T34_13">;</text:span></text:p>
      <text:p text:style-name="P35"><text:span text:style-name="T35_1"><text:tab/></text:span><text:span text:style-name="T35_2">else</text:span><text:span text:style-name="T35_3"><text:s/></text:span><text:span text:style-name="T35_4">if</text:span><text:span text:style-name="T35_5"><text:s/>(<text:s/></text:span><text:span text:style-name="T35_6">ISUP</text:span><text:span text:style-name="T35_7"><text:s text:c="2"/>(</text:span><text:span text:style-name="T35_8">value</text:span><text:span text:style-name="T35_9">)<text:s/>)<text:s/></text:span><text:span text:style-name="T35_10">keyRead</text:span><text:span text:style-name="T35_11"><text:s/>=<text:s/></text:span><text:span text:style-name="T35_12">eUp</text:span><text:span text:style-name="T35_13">;</text:span></text:p>
      <text:p text:style-name="P36"><text:span text:style-name="T36_1"><text:tab/></text:span><text:span text:style-name="T36_2">else</text:span><text:span text:style-name="T36_3"><text:s/></text:span><text:span text:style-name="T36_4">if</text:span><text:span text:style-name="T36_5"><text:s/>(<text:s/></text:span><text:span text:style-name="T36_6">ISDOWN</text:span><text:span text:style-name="T36_7">(</text:span><text:span text:style-name="T36_8">value</text:span><text:span text:style-name="T36_9">)<text:s/>)<text:s/></text:span><text:span text:style-name="T36_10">keyRead</text:span><text:span text:style-name="T36_11"><text:s/>=<text:s/></text:span><text:span text:style-name="T36_12">eDown</text:span><text:span text:style-name="T36_13">;</text:span></text:p>
      <text:p text:style-name="P37"><text:span text:style-name="T37_1"><text:tab/></text:span><text:span text:style-name="T37_2">else</text:span><text:span text:style-name="T37_3"><text:s/></text:span><text:span text:style-name="T37_4">if</text:span><text:span text:style-name="T37_5"><text:s/>(<text:s/></text:span><text:span text:style-name="T37_6">ISSEL</text:span><text:span text:style-name="T37_7"><text:s/>(</text:span><text:span text:style-name="T37_8">value</text:span><text:span text:style-name="T37_9">)<text:s/>)<text:s/></text:span><text:span text:style-name="T37_10">keyRead</text:span><text:span text:style-name="T37_11"><text:s/>=<text:s/></text:span><text:span text:style-name="T37_12">eSelect</text:span><text:span text:style-name="T37_13">;</text:span></text:p>
      <text:p text:style-name="P38"><text:span text:style-name="T38_1">...</text:span></text:p>
      <text:p text:style-name="P39"><text:span text:style-name="T39_1">}</text:span></text:p>
      <text:p text:style-name="P40"/>
      <text:p text:style-name="P41"><text:span text:style-name="T41_1">All</text:span><text:span text:style-name="T41_2"><text:s/></text:span><text:span text:style-name="T41_3">the</text:span><text:span text:style-name="T41_4"><text:s/></text:span><text:span text:style-name="T41_5">above</text:span><text:span text:style-name="T41_6"><text:s/></text:span><text:span text:style-name="T41_7">code</text:span><text:span text:style-name="T41_8"><text:s/></text:span><text:span text:style-name="T41_9">is</text:span><text:span text:style-name="T41_10"><text:s/></text:span><text:span text:style-name="T41_11">replaced</text:span><text:span text:style-name="T41_12"><text:s/></text:span><text:span text:style-name="T41_13">with</text:span><text:span text:style-name="T41_14"><text:s/></text:span><text:span text:style-name="T41_15">the</text:span><text:span text:style-name="T41_16"><text:s/></text:span><text:span text:style-name="T41_17">equivalent</text:span><text:span text:style-name="T41_18">:</text:span></text:p>
      <text:p text:style-name="P42"/>
      <text:p text:style-name="P43"><text:span text:style-name="T43_1">::</text:span><text:span text:style-name="T43_2">update</text:span><text:span text:style-name="T43_3">()<text:s/>{</text:span></text:p>
      <text:p text:style-name="P44"><text:span text:style-name="T44_1"><text:tab/></text:span><text:span text:style-name="T44_2">int</text:span><text:span text:style-name="T44_3"><text:s/></text:span><text:span text:style-name="T44_4">kv</text:span><text:span text:style-name="T44_5"><text:s/>=<text:s/>((</text:span><text:span text:style-name="T44_6">analogRead</text:span><text:span text:style-name="T44_7">(</text:span><text:span text:style-name="T44_8">cKeyPin</text:span><text:span text:style-name="T44_9">)<text:s/>+<text:s/>71)<text:s/>*<text:s/>6)<text:s/>&gt;&gt;<text:s/>10;<text:s text:c="3"/></text:span></text:p>
      <text:p text:style-name="P45"><text:span text:style-name="T45_1"><text:tab/></text:span><text:span text:style-name="T45_2">eDFRKey</text:span><text:span text:style-name="T45_3"><text:s/></text:span><text:span text:style-name="T45_4">keyRead</text:span><text:span text:style-name="T45_5"><text:s/>=<text:s/>(</text:span><text:span text:style-name="T45_6">kv</text:span><text:span text:style-name="T45_7"><text:s/>&lt;<text:s/></text:span><text:span text:style-name="T45_8">eNone</text:span><text:span text:style-name="T45_9">)<text:s/>?<text:s/></text:span><text:span text:style-name="T45_10">eDFRKey</text:span><text:span text:style-name="T45_11">(</text:span><text:span text:style-name="T45_12">kv</text:span><text:span text:style-name="T45_13">)<text:s/>:<text:s/></text:span><text:span text:style-name="T45_14">eNone</text:span><text:span text:style-name="T45_15">;</text:span></text:p>
      <text:p text:style-name="P46"><text:span text:style-name="T46_1">...</text:span></text:p>
      <text:p text:style-name="P47"><text:span text:style-name="T47_1">}</text:span></text:p>
      <text:p text:style-name="P48"/>
      <text:p text:style-name="P49"><text:span text:style-name="T49_1">The</text:span><text:span text:style-name="T49_2"><text:s/></text:span><text:span text:style-name="T49_3">Original</text:span><text:span text:style-name="T49_4"><text:s/></text:span><text:span text:style-name="T49_5">Analog</text:span><text:span text:style-name="T49_6"><text:s/></text:span><text:span text:style-name="T49_7">key</text:span><text:span text:style-name="T49_8"><text:s/></text:span><text:span text:style-name="T49_9">down</text:span><text:span text:style-name="T49_10"><text:s/></text:span><text:span text:style-name="T49_11">values</text:span><text:span text:style-name="T49_12">:</text:span></text:p>
      <text:p text:style-name="P50"><text:span text:style-name="T50_1"><text:s text:c="4"/></text:span><text:span text:style-name="T50_2">order</text:span><text:span text:style-name="T50_3"><text:s/>=<text:s/></text:span><text:span text:style-name="T50_4">eRight</text:span><text:span text:style-name="T50_5">,<text:s/></text:span><text:span text:style-name="T50_6">eUp</text:span><text:span text:style-name="T50_7">,<text:s/></text:span><text:span text:style-name="T50_8">eDown</text:span><text:span text:style-name="T50_9">,<text:s/></text:span><text:span text:style-name="T50_10">eLeft</text:span><text:span text:style-name="T50_11">,<text:s/></text:span><text:span text:style-name="T50_12">eSelect</text:span><text:span text:style-name="T50_13">,<text:s/></text:span><text:span text:style-name="T50_14">eNone</text:span></text:p>
      <text:p text:style-name="P51"><text:span text:style-name="T51_1"><text:s text:c="4"/></text:span><text:span text:style-name="T51_2">values</text:span><text:span text:style-name="T51_3"><text:s/>=<text:s/>{<text:s/>0,<text:s/>144,<text:s/>329,<text:s/>505,<text:s/>742,<text:s/>1023<text:s/>}</text:span></text:p>
      <text:p text:style-name="P52"/>
      <text:p text:style-name="P53"><text:span text:style-name="T53_1">Using</text:span><text:span text:style-name="T53_2"><text:s/></text:span><text:span text:style-name="T53_3">a</text:span><text:span text:style-name="T53_4"><text:s/></text:span><text:span text:style-name="T53_5">degree</text:span><text:span text:style-name="T53_6">=1<text:s/></text:span><text:span text:style-name="T53_7">least</text:span><text:span text:style-name="T53_8"><text:s/></text:span><text:span text:style-name="T53_9">squares</text:span><text:span text:style-name="T53_10"><text:s/></text:span><text:span text:style-name="T53_11">fit</text:span><text:span text:style-name="T53_12"><text:s/></text:span><text:span text:style-name="T53_13">of</text:span><text:span text:style-name="T53_14"><text:s/></text:span><text:span text:style-name="T53_15">midpoint</text:span><text:span text:style-name="T53_16"><text:s/></text:span><text:span text:style-name="T53_17">value</text:span><text:span text:style-name="T53_18"><text:s/></text:span><text:span text:style-name="T53_19">of</text:span><text:span text:style-name="T53_20"><text:s/></text:span><text:span text:style-name="T53_21">analog</text:span><text:span text:style-name="T53_22"><text:s/></text:span><text:span text:style-name="T53_23">key</text:span><text:span text:style-name="T53_24"><text:s/></text:span><text:span text:style-name="T53_25">down</text:span><text:span text:style-name="T53_26"><text:s/></text:span><text:span text:style-name="T53_27">values</text:span><text:span text:style-name="T53_28">.</text:span></text:p>
      <text:p text:style-name="P54"><text:span text:style-name="T54_1"><text:s text:c="5"/></text:span><text:span text:style-name="T54_2">xs</text:span><text:span text:style-name="T54_3"><text:s/>=<text:s/>[<text:s/>0,<text:s/>1,<text:s/>2,<text:s/>3,<text:s/>4,<text:s/>5<text:s/>]</text:span></text:p>
      <text:p text:style-name="P55"><text:span text:style-name="T55_1"><text:s text:c="5"/></text:span><text:span text:style-name="T55_2">ys</text:span><text:span text:style-name="T55_3"><text:s/>=<text:s/>[<text:s/>0,<text:s/>77,<text:s/>236,<text:s/>441,<text:s/>622,<text:s/>887<text:s/>]</text:span></text:p>
      <text:p text:style-name="P56"><text:span text:style-name="T56_1"><text:s text:c="5"/></text:span><text:span text:style-name="T56_2">p</text:span><text:span text:style-name="T56_3"><text:s/>=<text:s/></text:span><text:span text:style-name="T56_4">numpy</text:span><text:span text:style-name="T56_5">.</text:span><text:span text:style-name="T56_6">poly</text:span><text:span text:style-name="T56_7">1</text:span><text:span text:style-name="T56_8">d</text:span><text:span text:style-name="T56_9">(</text:span><text:span text:style-name="T56_10">numpy</text:span><text:span text:style-name="T56_11">.</text:span><text:span text:style-name="T56_12">polyfit</text:span><text:span text:style-name="T56_13">(</text:span><text:span text:style-name="T56_14">xs</text:span><text:span text:style-name="T56_15">,</text:span><text:span text:style-name="T56_16">ys</text:span><text:span text:style-name="T56_17">,</text:span><text:span text:style-name="T56_18">deg</text:span><text:span text:style-name="T56_19">=1))</text:span></text:p>
      <text:p text:style-name="P57"/>
      <text:p text:style-name="P58"><text:span text:style-name="T58_1">Creates</text:span><text:span text:style-name="T58_2"><text:s/></text:span><text:span text:style-name="T58_3">a</text:span><text:span text:style-name="T58_4"><text:s/></text:span><text:span text:style-name="T58_5">reverse</text:span><text:span text:style-name="T58_6"><text:s/></text:span><text:span text:style-name="T58_7">mapping</text:span><text:span text:style-name="T58_8"><text:s/></text:span><text:span text:style-name="T58_9">of</text:span><text:span text:style-name="T58_10"><text:s/></text:span><text:span text:style-name="T58_11">value</text:span><text:span text:style-name="T58_12"><text:s/></text:span><text:span text:style-name="T58_13">to</text:span><text:span text:style-name="T58_14"><text:s/></text:span><text:span text:style-name="T58_15">key</text:span><text:span text:style-name="T58_16"><text:s/></text:span><text:span text:style-name="T58_17">without</text:span><text:span text:style-name="T58_18"><text:s/></text:span><text:span text:style-name="T58_19">repeated</text:span><text:span text:style-name="T58_20"><text:s/></text:span><text:span text:style-name="T58_21">if</text:span><text:span text:style-name="T58_22">/</text:span><text:span text:style-name="T58_23">then</text:span><text:span text:style-name="T58_24">/</text:span><text:span text:style-name="T58_25">else</text:span><text:span text:style-name="T58_26"><text:s/></text:span><text:span text:style-name="T58_27">statements</text:span><text:span text:style-name="T58_28">.</text:span></text:p>
      <text:p text:style-name="P59"/>
      <text:p text:style-name="P60"><text:span text:style-name="T60_1"><text:s text:c="6"/></text:span><text:span text:style-name="T60_2">key</text:span><text:span text:style-name="T60_3"><text:s/>=<text:s/></text:span><text:span text:style-name="T60_4">value</text:span><text:span text:style-name="T60_5"><text:s/>+<text:s/>71</text:span></text:p>
      <text:p text:style-name="P61"><text:span text:style-name="T61_1"><text:s text:c="12"/>----------</text:span></text:p>
      <text:p text:style-name="P62"><text:span text:style-name="T62_1"><text:s text:c="15"/>179</text:span></text:p>
      <text:p text:style-name="P63"/>
      <text:p text:style-name="P64"><text:span text:style-name="T64_1"><text:s/></text:span><text:span text:style-name="T64_2">int</text:span><text:span text:style-name="T64_3"><text:s/></text:span><text:span text:style-name="T64_4">kv</text:span><text:span text:style-name="T64_5"><text:s/>=<text:s/>(</text:span><text:span text:style-name="T64_6">analogRead</text:span><text:span text:style-name="T64_7">(</text:span><text:span text:style-name="T64_8">cKeyPin</text:span><text:span text:style-name="T64_9">)<text:s/>+<text:s/>71)<text:s/>/<text:s/>179;<text:s/></text:span></text:p>
      <text:p text:style-name="P65"/>
      <text:p text:style-name="P66"><text:span text:style-name="T66_1">This</text:span><text:span text:style-name="T66_2"><text:s/></text:span><text:span text:style-name="T66_3">gives</text:span><text:span text:style-name="T66_4"><text:s/></text:span><text:span text:style-name="T66_5">a</text:span><text:span text:style-name="T66_6"><text:s/></text:span><text:span text:style-name="T66_7">mapping</text:span><text:span text:style-name="T66_8"><text:s/></text:span><text:span text:style-name="T66_9">that</text:span><text:span text:style-name="T66_10"><text:s/></text:span><text:span text:style-name="T66_11">works</text:span><text:span text:style-name="T66_12"><text:s/></text:span><text:span text:style-name="T66_13">robustly</text:span><text:span text:style-name="T66_14"><text:s/></text:span><text:span text:style-name="T66_15">across</text:span><text:span text:style-name="T66_16"><text:s/></text:span><text:span text:style-name="T66_17">the</text:span><text:span text:style-name="T66_18"><text:s/></text:span><text:span text:style-name="T66_19">range</text:span><text:span text:style-name="T66_20"><text:s/>[</text:span><text:span text:style-name="T66_21">eRight</text:span><text:span text:style-name="T66_22">,</text:span><text:span text:style-name="T66_23">eSelect</text:span><text:span text:style-name="T66_24">].<text:s text:c="2"/></text:span></text:p>
      <text:p text:style-name="P67"><text:span text:style-name="T67_1">Clamp</text:span><text:span text:style-name="T67_2"><text:s/></text:span><text:span text:style-name="T67_3">to</text:span><text:span text:style-name="T67_4"><text:s/></text:span><text:span text:style-name="T67_5">eNone</text:span><text:span text:style-name="T67_6"><text:s/></text:span><text:span text:style-name="T67_7">if</text:span><text:span text:style-name="T67_8"><text:s/></text:span><text:span text:style-name="T67_9">key</text:span><text:span text:style-name="T67_10"><text:s/></text:span><text:span text:style-name="T67_11">value</text:span><text:span text:style-name="T67_12"><text:s/></text:span><text:span text:style-name="T67_13">is</text:span><text:span text:style-name="T67_14"><text:s/></text:span><text:span text:style-name="T67_15">eNone</text:span><text:span text:style-name="T67_16"><text:s/></text:span><text:span text:style-name="T67_17">or</text:span><text:span text:style-name="T67_18"><text:s/></text:span><text:span text:style-name="T67_19">larger</text:span><text:span text:style-name="T67_20">.</text:span></text:p>
      <text:p text:style-name="P68"/>
      <text:p text:style-name="P69"><text:span text:style-name="T69_1">Turns</text:span><text:span text:style-name="T69_2"><text:s/></text:span><text:span text:style-name="T69_3">out</text:span><text:span text:style-name="T69_4"><text:s/></text:span><text:span text:style-name="T69_5">that</text:span><text:span text:style-name="T69_6"><text:s/></text:span><text:span text:style-name="T69_7">the</text:span><text:span text:style-name="T69_8"><text:s/></text:span><text:span text:style-name="T69_9">division</text:span><text:span text:style-name="T69_10"><text:s/></text:span><text:span text:style-name="T69_11">is</text:span><text:span text:style-name="T69_12"><text:s/></text:span><text:span text:style-name="T69_13">almost</text:span><text:span text:style-name="T69_14"><text:s/></text:span><text:span text:style-name="T69_15">as</text:span><text:span text:style-name="T69_16"><text:s/></text:span><text:span text:style-name="T69_17">expensive</text:span><text:span text:style-name="T69_18"><text:s/></text:span><text:span text:style-name="T69_19">as</text:span><text:span text:style-name="T69_20"><text:s/></text:span><text:span text:style-name="T69_21">the</text:span><text:span text:style-name="T69_22"><text:s/></text:span><text:span text:style-name="T69_23">series</text:span><text:span text:style-name="T69_24"><text:s/></text:span><text:span text:style-name="T69_25">of</text:span><text:span text:style-name="T69_26"><text:s/></text:span><text:span text:style-name="T69_27">if</text:span><text:span text:style-name="T69_28">/</text:span><text:span text:style-name="T69_29">then</text:span><text:span text:style-name="T69_30">/</text:span><text:span text:style-name="T69_31">else</text:span><text:span text:style-name="T69_32"><text:s/></text:span></text:p>
      <text:p text:style-name="P70"><text:span text:style-name="T70_1">since</text:span><text:span text:style-name="T70_2"><text:s/></text:span><text:span text:style-name="T70_3">the</text:span><text:span text:style-name="T70_4"><text:s/></text:span><text:span text:style-name="T70_5">AVR</text:span><text:span text:style-name="T70_6"><text:s/></text:span><text:span text:style-name="T70_7">instruction</text:span><text:span text:style-name="T70_8"><text:s/></text:span><text:span text:style-name="T70_9">set</text:span><text:span text:style-name="T70_10"><text:s/></text:span><text:span text:style-name="T70_11">does</text:span><text:span text:style-name="T70_12"><text:s/></text:span><text:span text:style-name="T70_13">not</text:span><text:span text:style-name="T70_14"><text:s/></text:span><text:span text:style-name="T70_15">have</text:span><text:span text:style-name="T70_16"><text:s/></text:span><text:span text:style-name="T70_17">division</text:span><text:span text:style-name="T70_18">.<text:s/></text:span><text:span text:style-name="T70_19">Only</text:span><text:span text:style-name="T70_20"><text:s/></text:span><text:span text:style-name="T70_21">library</text:span><text:span text:style-name="T70_22"><text:s/></text:span><text:span text:style-name="T70_23">supported</text:span></text:p>
      <text:p text:style-name="P71"><text:span text:style-name="T71_1">software</text:span><text:span text:style-name="T71_2"><text:s/></text:span><text:span text:style-name="T71_3">routine</text:span><text:span text:style-name="T71_4"><text:s/></text:span><text:span text:style-name="T71_5">for</text:span><text:span text:style-name="T71_6"><text:s/></text:span><text:span text:style-name="T71_7">division</text:span><text:span text:style-name="T71_8">.<text:s text:c="2"/></text:span><text:span text:style-name="T71_9">So</text:span><text:span text:style-name="T71_10"><text:s/></text:span><text:span text:style-name="T71_11">to</text:span><text:span text:style-name="T71_12"><text:s/></text:span><text:span text:style-name="T71_13">accomplish</text:span><text:span text:style-name="T71_14"><text:s/></text:span><text:span text:style-name="T71_15">the</text:span><text:span text:style-name="T71_16"><text:s/></text:span><text:span text:style-name="T71_17">same</text:span><text:span text:style-name="T71_18"><text:s/></text:span><text:span text:style-name="T71_19">without</text:span><text:span text:style-name="T71_20"><text:s/></text:span><text:span text:style-name="T71_21">using</text:span></text:p>
      <text:p text:style-name="P72"><text:span text:style-name="T72_1">the</text:span><text:span text:style-name="T72_2"><text:s/></text:span><text:span text:style-name="T72_3">division</text:span><text:span text:style-name="T72_4"><text:s/></text:span><text:span text:style-name="T72_5">operator</text:span><text:span text:style-name="T72_6">.</text:span></text:p>
      <text:p text:style-name="P73"/>
      <text:p text:style-name="P74"><text:span text:style-name="T74_1"><text:s/><text:tab/><text:tab/>1/179<text:s/>~=<text:s/>6<text:s/>/<text:s/>1024<text:s text:c="2"/>==<text:s/>*<text:s/>6<text:s text:c="2"/>&gt;&gt;<text:s/>10</text:span></text:p>
      <text:p text:style-name="P75"/>
      <text:p text:style-name="P76"><text:span text:style-name="T76_1">yeilding</text:span><text:span text:style-name="T76_2"><text:s/></text:span><text:span text:style-name="T76_3">the</text:span><text:span text:style-name="T76_4"><text:s/></text:span><text:span text:style-name="T76_5">final</text:span><text:span text:style-name="T76_6"><text:s/></text:span></text:p>
      <text:p text:style-name="P77"/>
      <text:p text:style-name="P78"><text:span text:style-name="T78_1"><text:tab/></text:span><text:span text:style-name="T78_2">int</text:span><text:span text:style-name="T78_3"><text:s/></text:span><text:span text:style-name="T78_4">kv</text:span><text:span text:style-name="T78_5"><text:s/>=<text:s/>((</text:span><text:span text:style-name="T78_6">analogRead</text:span><text:span text:style-name="T78_7">(</text:span><text:span text:style-name="T78_8">cKeyPin</text:span><text:span text:style-name="T78_9">)<text:s/>+<text:s/>71)<text:s/>*<text:s/>6)<text:s/>&gt;&gt;<text:s/>10;</text:span></text:p>
      <text:p text:style-name="P79"/>
      <text:p text:style-name="P80"><text:span text:style-name="T80_1">Demo</text:span><text:span text:style-name="T80_2"><text:s/></text:span><text:span text:style-name="T80_3">progrogram</text:span><text:span text:style-name="T80_4">:<text:s/></text:span></text:p>
      <text:p text:style-name="P81"><text:span text:style-name="T81_1"><text:tab/><text:s/></text:span><text:span text:style-name="T81_2">displays</text:span><text:span text:style-name="T81_3"><text:s/></text:span><text:span text:style-name="T81_4">initial</text:span><text:span text:style-name="T81_5"><text:s/></text:span><text:span text:style-name="T81_6">banner</text:span><text:span text:style-name="T81_7"><text:s/></text:span><text:span text:style-name="T81_8">in</text:span><text:span text:style-name="T81_9"><text:s/></text:span><text:span text:style-name="T81_10">setup</text:span></text:p>
      <text:p text:style-name="P82"><text:span text:style-name="T82_1"><text:tab/><text:s/></text:span><text:span text:style-name="T82_2">downloads</text:span><text:span text:style-name="T82_3"><text:s/></text:span><text:span text:style-name="T82_4">user</text:span><text:span text:style-name="T82_5"><text:s/></text:span><text:span text:style-name="T82_6">defined</text:span><text:span text:style-name="T82_7"><text:s/></text:span><text:span text:style-name="T82_8">characters</text:span><text:span text:style-name="T82_9"><text:s/></text:span><text:span text:style-name="T82_10">to</text:span><text:span text:style-name="T82_11"><text:s/></text:span><text:span text:style-name="T82_12">LCD</text:span></text:p>
      <text:p text:style-name="P83"><text:span text:style-name="T83_1"><text:tab/><text:s/></text:span><text:span text:style-name="T83_2">Two</text:span><text:span text:style-name="T83_3"><text:s/></text:span><text:span text:style-name="T83_4">Display</text:span><text:span text:style-name="T83_5"><text:s/></text:span><text:span text:style-name="T83_6">modes</text:span><text:span text:style-name="T83_7"><text:s/></text:span><text:span text:style-name="T83_8">chosen</text:span><text:span text:style-name="T83_9"><text:s/></text:span><text:span text:style-name="T83_10">by</text:span><text:span text:style-name="T83_11"><text:s/></text:span><text:span text:style-name="T83_12">the</text:span><text:span text:style-name="T83_13"><text:s/></text:span><text:span text:style-name="T83_14">selecte</text:span><text:span text:style-name="T83_15"><text:s/></text:span><text:span text:style-name="T83_16">button</text:span></text:p>
      <text:p text:style-name="P84"><text:span text:style-name="T84_1"><text:tab/><text:s/></text:span><text:span text:style-name="T84_2">Display</text:span><text:span text:style-name="T84_3"><text:s/></text:span><text:span text:style-name="T84_4">Character</text:span><text:span text:style-name="T84_5"><text:s/></text:span><text:span text:style-name="T84_6">mode</text:span><text:span text:style-name="T84_7">:<text:s text:c="2"/>(</text:span><text:span text:style-name="T84_8">default</text:span><text:span text:style-name="T84_9"><text:s/></text:span><text:span text:style-name="T84_10">mode</text:span><text:span text:style-name="T84_11">)</text:span></text:p>
      <text:p text:style-name="P85"/>
      <text:p text:style-name="P86"><text:span text:style-name="T86_1"><text:tab/><text:s text:c="4"/></text:span><text:span text:style-name="T86_2">Left</text:span><text:span text:style-name="T86_3"><text:s/></text:span><text:span text:style-name="T86_4">and</text:span><text:span text:style-name="T86_5"><text:s/></text:span><text:span text:style-name="T86_6">Right</text:span><text:span text:style-name="T86_7"><text:s/></text:span><text:span text:style-name="T86_8">buttons</text:span><text:span text:style-name="T86_9"><text:s/></text:span><text:span text:style-name="T86_10">scroll</text:span><text:span text:style-name="T86_11"><text:s/></text:span><text:span text:style-name="T86_12">through</text:span><text:span text:style-name="T86_13"><text:s/></text:span><text:span text:style-name="T86_14">character</text:span><text:span text:style-name="T86_15"><text:s/></text:span><text:span text:style-name="T86_16">set</text:span><text:span text:style-name="T86_17"><text:s/></text:span><text:span text:style-name="T86_18">displaying</text:span><text:span text:style-name="T86_19"><text:s/></text:span></text:p>
      <text:p text:style-name="P87"><text:span text:style-name="T87_1"><text:tab/><text:s text:c="4"/></text:span><text:span text:style-name="T87_2">character</text:span><text:span text:style-name="T87_3"><text:s/></text:span><text:span text:style-name="T87_4">and</text:span><text:span text:style-name="T87_5"><text:s/></text:span><text:span text:style-name="T87_6">value</text:span><text:span text:style-name="T87_7"><text:s/></text:span><text:span text:style-name="T87_8">on</text:span><text:span text:style-name="T87_9"><text:s/></text:span><text:span text:style-name="T87_10">the</text:span><text:span text:style-name="T87_11"><text:s/></text:span><text:span text:style-name="T87_12">LCD</text:span><text:span text:style-name="T87_13"><text:s/></text:span><text:span text:style-name="T87_14">as</text:span><text:span text:style-name="T87_15"><text:s/></text:span><text:span text:style-name="T87_16">shown</text:span><text:span text:style-name="T87_17"><text:s/></text:span><text:span text:style-name="T87_18">below</text:span><text:span text:style-name="T87_19">.</text:span></text:p>
      <text:p text:style-name="P88"><text:span text:style-name="T88_1"><text:s text:c="12"/></text:span><text:span text:style-name="T88_2">Display</text:span><text:span text:style-name="T88_3"><text:s/></text:span><text:span text:style-name="T88_4">Char</text:span><text:span text:style-name="T88_5">:<text:s/>!</text:span></text:p>
      <text:p text:style-name="P89"><text:span text:style-name="T89_1"><text:s text:c="12"/></text:span><text:span text:style-name="T89_2">Value</text:span><text:span text:style-name="T89_3">:<text:s/>33</text:span></text:p>
      <text:p text:style-name="P90"><text:span text:style-name="T90_1"><text:tab/></text:span></text:p>
      <text:p text:style-name="P91"><text:span text:style-name="T91_1"><text:tab/><text:tab/></text:span><text:span text:style-name="T91_2">Up</text:span><text:span text:style-name="T91_3"><text:s/></text:span><text:span text:style-name="T91_4">and</text:span><text:span text:style-name="T91_5"><text:s/></text:span><text:span text:style-name="T91_6">Down</text:span><text:span text:style-name="T91_7"><text:s/></text:span><text:span text:style-name="T91_8">buttons</text:span><text:span text:style-name="T91_9"><text:s/></text:span><text:span text:style-name="T91_10">raise</text:span><text:span text:style-name="T91_11"><text:s/></text:span><text:span text:style-name="T91_12">and</text:span><text:span text:style-name="T91_13"><text:s/></text:span><text:span text:style-name="T91_14">lower</text:span><text:span text:style-name="T91_15"><text:s/></text:span><text:span text:style-name="T91_16">the</text:span><text:span text:style-name="T91_17"><text:s/></text:span><text:span text:style-name="T91_18">backlight</text:span><text:span text:style-name="T91_19"><text:s/></text:span><text:span text:style-name="T91_20">brightness</text:span></text:p>
      <text:p text:style-name="P92"/>
      <text:p text:style-name="P93"><text:span text:style-name="T93_1"><text:tab/><text:tab/></text:span><text:span text:style-name="T93_2">Holding</text:span><text:span text:style-name="T93_3"><text:s/></text:span><text:span text:style-name="T93_4">down</text:span><text:span text:style-name="T93_5"><text:s/></text:span><text:span text:style-name="T93_6">a</text:span><text:span text:style-name="T93_7"><text:s/></text:span><text:span text:style-name="T93_8">button</text:span><text:span text:style-name="T93_9"><text:s/></text:span><text:span text:style-name="T93_10">will</text:span><text:span text:style-name="T93_11"><text:s/></text:span><text:span text:style-name="T93_12">cause</text:span><text:span text:style-name="T93_13"><text:s/></text:span><text:span text:style-name="T93_14">it</text:span><text:span text:style-name="T93_15"><text:s/></text:span><text:span text:style-name="T93_16">to</text:span><text:span text:style-name="T93_17"><text:s/></text:span><text:span text:style-name="T93_18">advance</text:span><text:span text:style-name="T93_19"><text:s/></text:span><text:span text:style-name="T93_20">automaticially</text:span><text:span text:style-name="T93_21">,</text:span></text:p>
      <text:p text:style-name="P94"><text:span text:style-name="T94_1"><text:tab/><text:tab/></text:span><text:span text:style-name="T94_2">holding</text:span><text:span text:style-name="T94_3"><text:s/></text:span><text:span text:style-name="T94_4">longer</text:span><text:span text:style-name="T94_5"><text:s/></text:span><text:span text:style-name="T94_6">will</text:span><text:span text:style-name="T94_7"><text:s/></text:span><text:span text:style-name="T94_8">cause</text:span><text:span text:style-name="T94_9"><text:s/></text:span><text:span text:style-name="T94_10">the</text:span><text:span text:style-name="T94_11"><text:s/></text:span><text:span text:style-name="T94_12">advance</text:span><text:span text:style-name="T94_13"><text:s/></text:span><text:span text:style-name="T94_14">to</text:span><text:span text:style-name="T94_15"><text:s/></text:span><text:span text:style-name="T94_16">occur</text:span><text:span text:style-name="T94_17"><text:s/></text:span><text:span text:style-name="T94_18">faster</text:span><text:span text:style-name="T94_19">.</text:span></text:p>
      <text:p text:style-name="P95"><text:span text:style-name="T95_1"><text:s/></text:span></text:p>
      <text:p text:style-name="P96"><text:span text:style-name="T96_1"><text:tab/></text:span><text:span text:style-name="T96_2">Mouse</text:span><text:span text:style-name="T96_3"><text:s/></text:span><text:span text:style-name="T96_4">Mode</text:span><text:span text:style-name="T96_5">:</text:span></text:p>
      <text:p text:style-name="P97"><text:span text:style-name="T97_1"><text:tab/><text:tab/></text:span><text:span text:style-name="T97_2">Up</text:span><text:span text:style-name="T97_3">/</text:span><text:span text:style-name="T97_4">Down</text:span><text:span text:style-name="T97_5">/</text:span><text:span text:style-name="T97_6">Left</text:span><text:span text:style-name="T97_7">/</text:span><text:span text:style-name="T97_8">Right</text:span><text:span text:style-name="T97_9"><text:s/></text:span><text:span text:style-name="T97_10">moves</text:span><text:span text:style-name="T97_11"><text:s/></text:span><text:span text:style-name="T97_12">a</text:span><text:span text:style-name="T97_13"><text:s/></text:span><text:span text:style-name="T97_14">blinking</text:span><text:span text:style-name="T97_15"><text:s/></text:span><text:span text:style-name="T97_16">block</text:span><text:span text:style-name="T97_17"><text:s/></text:span><text:span text:style-name="T97_18">cursor</text:span><text:span text:style-name="T97_19"><text:s/></text:span><text:span text:style-name="T97_20">around</text:span></text:p>
      <text:p text:style-name="P98"><text:span text:style-name="T98_1"><text:tab/><text:tab/></text:span><text:span text:style-name="T98_2">display</text:span></text:p>
      <text:p text:style-name="P99"/>
      <text:p text:style-name="P100"/>
      <text:p text:style-name="P101"><text:span text:style-name="T101_1">Class</text:span><text:span text:style-name="T101_2"><text:s/></text:span><text:span text:style-name="T101_3">Usage</text:span><text:span text:style-name="T101_4">:</text:span></text:p>
      <text:p text:style-name="P102"/>
      <text:p text:style-name="P103"><text:span text:style-name="T103_1">DFR</text:span><text:span text:style-name="T103_2">_</text:span><text:span text:style-name="T103_3">LCDKeypad</text:span><text:span text:style-name="T103_4"><text:s/></text:span><text:span text:style-name="T103_5">keypad</text:span><text:span text:style-name="T103_6">;</text:span></text:p>
      <text:p text:style-name="P104"/>
      <text:p text:style-name="P105"><text:span text:style-name="T105_1">...</text:span></text:p>
      <text:p text:style-name="P106"/>
      <text:p text:style-name="P107"><text:span text:style-name="T107_1">void</text:span><text:span text:style-name="T107_2"><text:s/></text:span><text:span text:style-name="T107_3">myButtonUp</text:span><text:span text:style-name="T107_4">(</text:span><text:span text:style-name="T107_5">eDFRKey</text:span><text:span text:style-name="T107_6"><text:s/></text:span><text:span text:style-name="T107_7">key</text:span><text:span text:style-name="T107_8">)<text:s/>{</text:span></text:p>
      <text:p text:style-name="P108"><text:span text:style-name="T108_1"><text:s/>//<text:s/></text:span><text:span text:style-name="T108_2">do</text:span><text:span text:style-name="T108_3"><text:s/></text:span><text:span text:style-name="T108_4">something</text:span><text:span text:style-name="T108_5"><text:s/></text:span><text:span text:style-name="T108_6">on</text:span><text:span text:style-name="T108_7"><text:s/></text:span><text:span text:style-name="T108_8">key</text:span></text:p>
      <text:p text:style-name="P109"><text:span text:style-name="T109_1">}</text:span></text:p>
      <text:p text:style-name="P110"/>
      <text:p text:style-name="P111"><text:span text:style-name="T111_1">void</text:span><text:span text:style-name="T111_2"><text:s/></text:span><text:span text:style-name="T111_3">myButtonHeld</text:span><text:span text:style-name="T111_4">(</text:span><text:span text:style-name="T111_5">eDFRKey</text:span><text:span text:style-name="T111_6"><text:s/></text:span><text:span text:style-name="T111_7">key</text:span><text:span text:style-name="T111_8">)<text:s/>{</text:span></text:p>
      <text:p text:style-name="P112"><text:span text:style-name="T112_1">//<text:s/></text:span><text:span text:style-name="T112_2">do</text:span><text:span text:style-name="T112_3"><text:s/></text:span><text:span text:style-name="T112_4">something</text:span><text:span text:style-name="T112_5"><text:s/></text:span><text:span text:style-name="T112_6">on</text:span><text:span text:style-name="T112_7"><text:s/></text:span><text:span text:style-name="T112_8">key</text:span><text:span text:style-name="T112_9"><text:s/></text:span><text:span text:style-name="T112_10">held</text:span><text:span text:style-name="T112_11"><text:s/></text:span><text:span text:style-name="T112_12">down</text:span></text:p>
      <text:p text:style-name="P113"><text:span text:style-name="T113_1">}</text:span></text:p>
      <text:p text:style-name="P114"/>
      <text:p text:style-name="P115"><text:span text:style-name="T115_1">...</text:span></text:p>
      <text:p text:style-name="P116"/>
      <text:p text:style-name="P117"><text:span text:style-name="T117_1">void</text:span><text:span text:style-name="T117_2"><text:s/></text:span><text:span text:style-name="T117_3">setup</text:span><text:span text:style-name="T117_4">()<text:s/>{</text:span></text:p>
      <text:p text:style-name="P118"><text:span text:style-name="T118_1">...</text:span></text:p>
      <text:p text:style-name="P119"><text:span text:style-name="T119_1">//<text:s/></text:span><text:span text:style-name="T119_2">note</text:span><text:span text:style-name="T119_3">:<text:s/></text:span><text:span text:style-name="T119_4">without</text:span><text:span text:style-name="T119_5"><text:s/></text:span><text:span text:style-name="T119_6">any</text:span><text:span text:style-name="T119_7"><text:s/></text:span><text:span text:style-name="T119_8">handlers</text:span><text:span text:style-name="T119_9"><text:s/></text:span><text:span text:style-name="T119_10">it</text:span><text:span text:style-name="T119_11"><text:s/></text:span><text:span text:style-name="T119_12">will</text:span><text:span text:style-name="T119_13"><text:s/></text:span><text:span text:style-name="T119_14">be</text:span><text:span text:style-name="T119_15"><text:s/></text:span><text:span text:style-name="T119_16">a</text:span><text:span text:style-name="T119_17"><text:s/></text:span><text:span text:style-name="T119_18">really</text:span><text:span text:style-name="T119_19"><text:s/></text:span><text:span text:style-name="T119_20">dull</text:span><text:span text:style-name="T119_21"><text:s/></text:span><text:span text:style-name="T119_22">program</text:span><text:span text:style-name="T119_23">...</text:span></text:p>
      <text:p text:style-name="P120"><text:span text:style-name="T120_1">keypad</text:span><text:span text:style-name="T120_2">.</text:span><text:span text:style-name="T120_3">setButtonUpHandler</text:span><text:span text:style-name="T120_4">(</text:span><text:span text:style-name="T120_5">myButtonUp</text:span><text:span text:style-name="T120_6">);<text:tab/><text:tab/><text:s text:c="2"/>//<text:s/></text:span><text:span text:style-name="T120_7">optional</text:span><text:span text:style-name="T120_8"><text:s/></text:span></text:p>
      <text:p text:style-name="P121"><text:span text:style-name="T121_1">keypad</text:span><text:span text:style-name="T121_2">.</text:span><text:span text:style-name="T121_3">setButtonHeldHandler</text:span><text:span text:style-name="T121_4">(</text:span><text:span text:style-name="T121_5">myButtonHeld</text:span><text:span text:style-name="T121_6">);<text:tab/><text:s text:c="2"/>//<text:s/></text:span><text:span text:style-name="T121_7">optional</text:span></text:p>
      <text:p text:style-name="P122"><text:span text:style-name="T122_1">keypad</text:span><text:span text:style-name="T122_2">.</text:span><text:span text:style-name="T122_3">setButtonHeldHandler</text:span><text:span text:style-name="T122_4">(</text:span><text:span text:style-name="T122_5">myButtonDown</text:span><text:span text:style-name="T122_6">);<text:tab/><text:s text:c="2"/>//<text:s/></text:span><text:span text:style-name="T122_7">optional</text:span></text:p>
      <text:p text:style-name="P123"/>
      <text:p text:style-name="P124"><text:span text:style-name="T124_1">keypad</text:span><text:span text:style-name="T124_2">.</text:span><text:span text:style-name="T124_3">setBacklight</text:span><text:span text:style-name="T124_4">(<text:s/></text:span><text:span text:style-name="T124_5">some</text:span><text:span text:style-name="T124_6">_</text:span><text:span text:style-name="T124_7">brightness</text:span><text:span text:style-name="T124_8">_</text:span><text:span text:style-name="T124_9">value</text:span><text:span text:style-name="T124_10"><text:s/>);<text:s/>//<text:s/></text:span><text:span text:style-name="T124_11">optional</text:span></text:p>
      <text:p text:style-name="P125"/>
      <text:p text:style-name="P126"/>
      <text:p text:style-name="P127"><text:span text:style-name="T127_1">...</text:span></text:p>
      <text:p text:style-name="P128"><text:span text:style-name="T128_1">}</text:span></text:p>
      <text:p text:style-name="P129"/>
      <text:p text:style-name="P130"><text:span text:style-name="T130_1">void</text:span><text:span text:style-name="T130_2"><text:s/></text:span><text:span text:style-name="T130_3">loop</text:span><text:span text:style-name="T130_4">()<text:s/>{</text:span></text:p>
      <text:p text:style-name="P131"><text:span text:style-name="T131_1"><text:tab/><text:s/>//<text:s/></text:span><text:span text:style-name="T131_2">update</text:span><text:span text:style-name="T131_3"><text:s/></text:span><text:span text:style-name="T131_4">current</text:span><text:span text:style-name="T131_5"><text:s/></text:span><text:span text:style-name="T131_6">keypress</text:span><text:span text:style-name="T131_7"><text:s/></text:span><text:span text:style-name="T131_8">value</text:span><text:span text:style-name="T131_9"><text:s/></text:span><text:span text:style-name="T131_10">and</text:span><text:span text:style-name="T131_11"><text:s/></text:span><text:span text:style-name="T131_12">call</text:span><text:span text:style-name="T131_13"><text:s/></text:span><text:span text:style-name="T131_14">button</text:span><text:span text:style-name="T131_15"><text:s/></text:span><text:span text:style-name="T131_16">callbacks</text:span><text:span text:style-name="T131_17"><text:s/></text:span><text:span text:style-name="T131_18">if</text:span><text:span text:style-name="T131_19"><text:s/></text:span><text:span text:style-name="T131_20">necessary</text:span></text:p>
      <text:p text:style-name="P132"><text:span text:style-name="T132_1"><text:tab/><text:s/></text:span><text:span text:style-name="T132_2">keypad</text:span><text:span text:style-name="T132_3">.</text:span><text:span text:style-name="T132_4">update</text:span><text:span text:style-name="T132_5">();</text:span></text:p>
      <text:p text:style-name="P133"><text:span text:style-name="T133_1">}</text:span></text:p>
      <text:p text:style-name="P13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